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f192" officeooo:paragraph-rsid="0000f192"/>
    </style:style>
    <style:style style:name="P2" style:family="paragraph" style:parent-style-name="Standard">
      <style:text-properties fo:font-weight="normal" officeooo:rsid="0000f192" officeooo:paragraph-rsid="0000f192" style:font-weight-asian="normal" style:font-weight-complex="normal"/>
    </style:style>
    <style:style style:name="P3" style:family="paragraph" style:parent-style-name="Standard">
      <style:text-properties fo:font-weight="bold" officeooo:rsid="0000f192" officeooo:paragraph-rsid="0000f192" style:font-weight-asian="bold" style:font-weight-complex="bold"/>
    </style:style>
    <style:style style:name="P4" style:family="paragraph" style:parent-style-name="Standard">
      <style:text-properties fo:color="#000000" fo:font-weight="normal" officeooo:rsid="0000f192" officeooo:paragraph-rsid="0000f192" style:font-weight-asian="normal" style:font-weight-complex="normal"/>
    </style:style>
    <style:style style:name="T1" style:family="text">
      <style:text-properties officeooo:rsid="000793d7"/>
    </style:style>
    <style:style style:name="T2" style:family="text">
      <style:text-properties officeooo:rsid="000c4c54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203fc" style:font-weight-asian="normal" style:font-weight-complex="normal"/>
    </style:style>
    <style:style style:name="T5" style:family="text">
      <style:text-properties fo:font-weight="normal" officeooo:rsid="0016b461" style:font-weight-asian="normal" style:font-weight-complex="normal"/>
    </style:style>
    <style:style style:name="T6" style:family="text">
      <style:text-properties fo:font-weight="normal" officeooo:rsid="00035783" style:font-weight-asian="normal" style:font-weight-complex="normal"/>
    </style:style>
    <style:style style:name="T7" style:family="text">
      <style:text-properties fo:font-weight="normal" officeooo:rsid="000d8912" style:font-weight-asian="normal" style:font-weight-complex="normal"/>
    </style:style>
    <style:style style:name="T8" style:family="text">
      <style:text-properties fo:font-weight="normal" officeooo:rsid="001e8ec4" style:font-weight-asian="normal" style:font-weight-complex="normal"/>
    </style:style>
    <style:style style:name="T9" style:family="text">
      <style:text-properties fo:font-weight="normal" officeooo:rsid="000ed75e" style:font-weight-asian="normal" style:font-weight-complex="normal"/>
    </style:style>
    <style:style style:name="T10" style:family="text">
      <style:text-properties officeooo:rsid="001123bd"/>
    </style:style>
    <style:style style:name="T11" style:family="text">
      <style:text-properties officeooo:rsid="00131245"/>
    </style:style>
    <style:style style:name="T12" style:family="text">
      <style:text-properties officeooo:rsid="00197ac1"/>
    </style:style>
    <style:style style:name="T13" style:family="text">
      <style:text-properties style:text-line-through-style="solid" style:text-line-through-type="single"/>
    </style:style>
    <style:style style:name="T14" style:family="text">
      <style:text-properties style:text-line-through-style="solid" style:text-line-through-type="single" officeooo:rsid="000f7b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114_1917155109"/>1. <text:span text:style-name="T3">YeastAnalysis 14.0</text:span><text:span text:style-name="T5">7</text:span><text:span text:style-name="T3">.jar : </text:span><text:span text:style-name="T4">store/*.jar &amp; drive.google</text:span></text:p>
      <text:p text:style-name="P1"/>
      <text:p text:style-name="P1">2. <text:a xlink:type="simple" xlink:href="../foldChangeImages.odt"><text:span text:style-name="T3">FC </text:span></text:a><text:a xlink:type="simple" xlink:href="../foldChangeImages.odt"><text:span text:style-name="T6">prepare many versions</text:span></text:a><text:a xlink:type="simple" xlink:href="../foldChangeImages.odt"><text:span text:style-name="T3"> </text:span></text:a><text:span text:style-name="T3">; add charts to paper + text.</text:span></text:p>
      <text:p text:style-name="P1"/>
      <text:p text:style-name="P4">3. PLOS comp. Bio. Version / <text:span text:style-name="T12">Save a new version</text:span></text:p>
      <text:p text:style-name="P1"/>
      <text:p text:style-name="P2">4. InOut report; results table; // <text:span text:style-name="T1">Some Gaussian figure /test/InOutFoucs/gaussians // bmh1-all // segment &amp; label cells \\ measure textures &amp; Cluster \\ output Clusters to images</text:span></text:p>
      <text:p text:style-name="P1"/>
      <text:p text:style-name="P1">5. <text:bookmark-start text:name="__DdeLink__5395_1068082885"/>Discussion section<text:bookmark-end text:name="__DdeLink__5395_1068082885"/> <text:span text:style-name="T2">\\ on paper</text:span> </text:p>
      <text:p text:style-name="P1"/>
      <text:p text:style-name="P1">6. <text:span text:style-name="T3">Supplementary Files /</text:span><text:span text:style-name="T7">PlosComp/SupplementaryMaterials // </text:span><text:span text:style-name="T8">Next: expand the report.pdf</text:span></text:p>
      <text:p text:style-name="P1"/>
      <text:p text:style-name="P1"><text:span text:style-name="T3">7. </text:span><text:span text:style-name="T9">BitBuckets </text:span><text:span text:style-name="T3">// </text:span><text:span text:style-name="T9">mtleis/ </text:span><text:a xlink:type="simple" xlink:href="mailto:me@bitbuckets2014"><text:span text:style-name="T9">me@bitbucket2014</text:span></text:a><text:span text:style-name="T9">; // Next: package design + code cleaning</text:span></text:p>
      <text:p text:style-name="P1"/>
      <text:p text:style-name="P2">8. <text:span text:style-name="T13">Fix Table 1 ( </text:span><text:span text:style-name="T14">Next : Change in the application to make consistent </text:span><text:span text:style-name="T13">)</text:span></text:p>
      <text:p text:style-name="P1"/>
      <text:p text:style-name="P2">9. <text:span text:style-name="T14">Membrane </text:span><text:span text:style-name="T13">overlay + description in </text:span><text:span text:style-name="T14">text (DONE)</text:span></text:p>
      <text:p text:style-name="P1"/>
      <text:p text:style-name="P3">10. New Figure <text:span text:style-name="T10">Seven (Chart types) ; <text:s/>Next: Regenerate the Images Find Optimal Cases (look at FC charts).</text:span></text:p>
      <text:p text:style-name="P3"/>
      <text:p text:style-name="P2">11. +NaCl / -NaCl; <text:span text:style-name="T11">Next: Table of Averages; Mention in text that exp. Is repeated and results in FC chart.</text:span></text:p>
      <text:p text:style-name="P1"/>
      <text:p text:style-name="P3"><text:bookmark-end text:name="__DdeLink__114_191715510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amed Tleis</meta:initial-creator>
    <meta:creation-date>2014-07-11T10:58:38.587476741</meta:creation-date>
    <dc:date>2014-08-13T13:31:42.111522074</dc:date>
    <dc:creator>Mohamed Tleis</dc:creator>
    <meta:editing-duration>PT1H23M32S</meta:editing-duration>
    <meta:editing-cycles>29</meta:editing-cycles>
    <meta:generator>LibreOffice/4.2.5.2$Linux_X86_64 LibreOffice_project/420m0$Build-2</meta:generator>
    <meta:document-statistic meta:table-count="0" meta:image-count="0" meta:object-count="0" meta:page-count="1" meta:paragraph-count="11" meta:word-count="144" meta:character-count="868" meta:non-whitespace-character-count="733"/>
  </office:meta>
</office:document-meta>
</file>